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e4f9f" officeooo:paragraph-rsid="0018a606"/>
    </style:style>
    <style:style style:name="P2" style:family="paragraph" style:parent-style-name="Text_20_body">
      <style:text-properties officeooo:rsid="000e4f9f" officeooo:paragraph-rsid="001a5698"/>
    </style:style>
    <style:style style:name="P3" style:family="paragraph" style:parent-style-name="Text_20_body">
      <style:text-properties officeooo:rsid="000e4f9f" officeooo:paragraph-rsid="002108e2"/>
    </style:style>
    <style:style style:name="P4" style:family="paragraph" style:parent-style-name="Text_20_body">
      <style:text-properties officeooo:paragraph-rsid="0011b077"/>
    </style:style>
    <style:style style:name="P5" style:family="paragraph" style:parent-style-name="Text_20_body">
      <style:text-properties officeooo:rsid="00128c76" officeooo:paragraph-rsid="00128c76"/>
    </style:style>
    <style:style style:name="P6" style:family="paragraph" style:parent-style-name="Text_20_body">
      <style:text-properties officeooo:paragraph-rsid="00128c76"/>
    </style:style>
    <style:style style:name="P7" style:family="paragraph" style:parent-style-name="Text_20_body">
      <style:text-properties fo:font-style="italic" officeooo:rsid="00128c76" officeooo:paragraph-rsid="00128c76" style:font-style-asian="italic" style:font-style-complex="italic"/>
    </style:style>
    <style:style style:name="P8" style:family="paragraph" style:parent-style-name="Text_20_body">
      <style:text-properties officeooo:paragraph-rsid="00132a9c"/>
    </style:style>
    <style:style style:name="P9" style:family="paragraph" style:parent-style-name="Text_20_body">
      <style:text-properties officeooo:paragraph-rsid="0013c3d8"/>
    </style:style>
    <style:style style:name="P10" style:family="paragraph" style:parent-style-name="Text_20_body">
      <style:text-properties officeooo:paragraph-rsid="0015af75"/>
    </style:style>
    <style:style style:name="P11" style:family="paragraph" style:parent-style-name="Text_20_body">
      <style:text-properties officeooo:paragraph-rsid="0018a606"/>
    </style:style>
    <style:style style:name="P12" style:family="paragraph" style:parent-style-name="Text_20_body">
      <style:text-properties officeooo:rsid="0018a606" officeooo:paragraph-rsid="0018a606"/>
    </style:style>
    <style:style style:name="P13" style:family="paragraph" style:parent-style-name="Standard">
      <style:text-properties officeooo:paragraph-rsid="001f3cce"/>
    </style:style>
    <style:style style:name="P14" style:family="paragraph" style:parent-style-name="Text_20_body" style:list-style-name="L1">
      <style:text-properties officeooo:rsid="0007f95d" officeooo:paragraph-rsid="0009d50d"/>
    </style:style>
    <style:style style:name="P15" style:family="paragraph" style:parent-style-name="Text_20_body" style:list-style-name="L2">
      <style:text-properties officeooo:paragraph-rsid="0013c3d8"/>
    </style:style>
    <style:style style:name="P16" style:family="paragraph" style:parent-style-name="Text_20_body" style:list-style-name="L3">
      <style:text-properties officeooo:paragraph-rsid="0013c3d8"/>
    </style:style>
    <style:style style:name="P17" style:family="paragraph" style:parent-style-name="Text_20_body" style:list-style-name="L1">
      <style:paragraph-properties fo:margin-left="0in" fo:margin-right="0in" fo:text-indent="-0.25in" style:auto-text-indent="false"/>
      <style:text-properties officeooo:paragraph-rsid="0009d50d"/>
    </style:style>
    <style:style style:name="P18" style:family="paragraph" style:parent-style-name="Text_20_body" style:list-style-name="L3">
      <style:paragraph-properties fo:margin-left="0in" fo:margin-right="0in" fo:text-indent="-0.25in" style:auto-text-indent="false"/>
      <style:text-properties officeooo:paragraph-rsid="0013c3d8"/>
    </style:style>
    <style:style style:name="P19" style:family="paragraph" style:parent-style-name="Heading_20_1">
      <style:paragraph-properties fo:text-align="center" style:justify-single-word="false"/>
      <style:text-properties officeooo:paragraph-rsid="0016c75e"/>
    </style:style>
    <style:style style:name="T1" style:family="text">
      <style:text-properties fo:font-style="italic" style:font-style-asian="italic" style:font-style-complex="italic"/>
    </style:style>
    <style:style style:name="T2" style:family="text">
      <style:text-properties fo:font-style="italic" officeooo:rsid="00132a9c" style:font-style-asian="italic" style:font-style-complex="italic"/>
    </style:style>
    <style:style style:name="T3" style:family="text">
      <style:text-properties fo:font-style="italic" fo:font-weight="bold" officeooo:rsid="0007f95d" style:font-style-asian="italic" style:font-weight-asian="bold" style:font-style-complex="italic" style:font-weight-complex="bold"/>
    </style:style>
    <style:style style:name="T4" style:family="text">
      <style:text-properties fo:font-style="italic" fo:font-weight="bold" officeooo:rsid="0016c75e" style:font-style-asian="italic" style:font-weight-asian="bold" style:font-style-complex="italic" style:font-weight-complex="bold"/>
    </style:style>
    <style:style style:name="T5" style:family="text">
      <style:text-properties fo:font-style="italic" fo:font-weight="bold" officeooo:rsid="0011b077" style:font-style-asian="italic" style:font-weight-asian="bold" style:font-style-complex="italic" style:font-weight-complex="bold"/>
    </style:style>
    <style:style style:name="T6" style:family="text">
      <style:text-properties fo:font-style="italic" fo:font-weight="bold" officeooo:rsid="0022068a"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T8" style:family="text">
      <style:text-properties fo:font-weight="normal" officeooo:rsid="00132a9c" style:font-weight-asian="normal" style:font-weight-complex="normal"/>
    </style:style>
    <style:style style:name="T9" style:family="text">
      <style:text-properties fo:font-weight="normal" officeooo:rsid="0013c3d8" style:font-weight-asian="normal" style:font-weight-complex="normal"/>
    </style:style>
    <style:style style:name="T10" style:family="text">
      <style:text-properties fo:font-weight="normal" officeooo:rsid="00128c76" style:font-weight-asian="normal" style:font-weight-complex="normal"/>
    </style:style>
    <style:style style:name="T11" style:family="text">
      <style:text-properties fo:font-weight="normal" officeooo:rsid="0015af75" style:font-weight-asian="normal" style:font-weight-complex="normal"/>
    </style:style>
    <style:style style:name="T12" style:family="text">
      <style:text-properties fo:font-weight="normal" officeooo:rsid="0018a606" style:font-weight-asian="normal" style:font-weight-complex="normal"/>
    </style:style>
    <style:style style:name="T13" style:family="text">
      <style:text-properties fo:font-weight="normal" officeooo:rsid="0022068a" style:font-weight-asian="normal" style:font-weight-complex="normal"/>
    </style:style>
    <style:style style:name="T14" style:family="text">
      <style:text-properties officeooo:rsid="000e4f9f"/>
    </style:style>
    <style:style style:name="T15" style:family="text">
      <style:text-properties officeooo:rsid="0011b077"/>
    </style:style>
    <style:style style:name="T16" style:family="text">
      <style:text-properties style:font-name="courier new" fo:font-size="12pt"/>
    </style:style>
    <style:style style:name="T17" style:family="text">
      <style:text-properties style:font-name="courier new" fo:font-size="12pt" officeooo:rsid="00132a9c"/>
    </style:style>
    <style:style style:name="T18" style:family="text">
      <style:text-properties style:font-name="courier new" fo:font-size="12pt" officeooo:rsid="0013c3d8"/>
    </style:style>
    <style:style style:name="T19" style:family="text">
      <style:text-properties style:font-name="courier new" fo:font-size="12pt" fo:font-weight="normal" officeooo:rsid="00132a9c" style:font-weight-asian="normal" style:font-weight-complex="normal"/>
    </style:style>
    <style:style style:name="T20" style:family="text">
      <style:text-properties style:font-name="courier new" fo:font-size="12pt" officeooo:rsid="0018a606"/>
    </style:style>
    <style:style style:name="T21" style:family="text">
      <style:text-properties style:font-name="courier new" fo:font-size="12pt" fo:font-weight="bold" officeooo:rsid="0018a606" style:font-weight-asian="bold" style:font-weight-complex="bold"/>
    </style:style>
    <style:style style:name="T22" style:family="text">
      <style:text-properties style:font-name="courier new" fo:font-size="12pt" officeooo:rsid="001f3cce"/>
    </style:style>
    <style:style style:name="T23" style:family="text">
      <style:text-properties officeooo:rsid="00128c76"/>
    </style:style>
    <style:style style:name="T24" style:family="text">
      <style:text-properties style:font-name="Courier" fo:font-weight="normal" style:font-weight-asian="normal" style:font-weight-complex="normal"/>
    </style:style>
    <style:style style:name="T25" style:family="text">
      <style:text-properties style:font-name="Courier" fo:font-weight="normal" officeooo:rsid="0013c3d8" style:font-weight-asian="normal" style:font-weight-complex="normal"/>
    </style:style>
    <style:style style:name="T26" style:family="text">
      <style:text-properties style:font-name="Courier" fo:font-weight="normal" officeooo:rsid="00128c76" style:font-weight-asian="normal" style:font-weight-complex="normal"/>
    </style:style>
    <style:style style:name="T27" style:family="text">
      <style:text-properties officeooo:rsid="00132a9c"/>
    </style:style>
    <style:style style:name="T28" style:family="text">
      <style:text-properties officeooo:rsid="0013c3d8"/>
    </style:style>
    <style:style style:name="T29" style:family="text">
      <style:text-properties officeooo:rsid="0014528c"/>
    </style:style>
    <style:style style:name="T30" style:family="text">
      <style:text-properties officeooo:rsid="0015af75"/>
    </style:style>
    <style:style style:name="T31" style:family="text">
      <style:text-properties officeooo:rsid="0018a606"/>
    </style:style>
    <style:style style:name="T32" style:family="text">
      <style:text-properties fo:font-weight="bold" officeooo:rsid="0018a606" style:font-weight-asian="bold" style:font-weight-complex="bold"/>
    </style:style>
    <style:style style:name="T33" style:family="text">
      <style:text-properties fo:font-weight="bold" officeooo:rsid="0022068a" style:font-weight-asian="bold" style:font-weight-complex="bold"/>
    </style:style>
    <style:style style:name="T34" style:family="text">
      <style:text-properties officeooo:rsid="001bc6ab"/>
    </style:style>
    <style:style style:name="T35" style:family="text">
      <style:text-properties officeooo:rsid="001cc36d"/>
    </style:style>
    <style:style style:name="T36" style:family="text">
      <style:text-properties officeooo:rsid="001f3cce"/>
    </style:style>
    <style:style style:name="T37" style:family="text">
      <style:text-properties officeooo:rsid="0022068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span text:style-name="T37">Weekly Assignment</text:span> <text:span text:style-name="T15">3</text:span>:</text:h>
      <text:list xml:id="list5749640112469959363" text:style-name="L1">
        <text:list-header>
          <text:p text:style-name="P14"/>
          <text:p text:style-name="P17"><text:span text:style-name="T3">The </text:span><text:span text:style-name="T4">assignment is</text:span><text:span text:style-name="T3"> aimed at </text:span><text:span text:style-name="T5">applying tiling to optimize CUDA programs, and corresponds to implementing and using matrix transposition and dense matrix-matrix multiplication. </text:span></text:p>
        </text:list-header>
      </text:list>
      <text:p text:style-name="P7"><text:span text:style-name="T27">Please consult the lecture notes L5-LoopparI.pdf (Block Tiling and Coalesced Accesses).<text:line-break/></text:span>For all programming tasks, please provide a Makefile with targets for compiling and running each programming task. Each programming task should generate the input data (e.g., filled with random numbers) and should validate the CUDA execution against a sequential implementation that runs on CPU on one core. For each subtask your program should output whether the execution is valid or not and the CUDA kernel runtime (and the corresponding runtime for the sequential <text:span text:style-name="T37">and CUDA </text:span>program).</text:p>
      <text:p text:style-name="P4"/>
      <text:p text:style-name="P4"><text:span text:style-name="Strong_20_Emphasis"><text:span text:style-name="T14"><text:line-break/>Task 1) </text:span></text:span>Assuming a matrix A with M rows and N columns, the pseudo-code for computing the matrix transpose of A into matrix B (with N rows and M columns) is:</text:p>
      <text:p text:style-name="Text_20_body"><text:span text:style-name="T16">1. </text:span><text:span text:style-name="Strong_20_Emphasis"><text:span text:style-name="T16">for</text:span></text:span><text:span text:style-name="T16"> i </text:span><text:span text:style-name="Strong_20_Emphasis"><text:span text:style-name="T16">from</text:span></text:span><text:span text:style-name="T16"> 0 </text:span><text:span text:style-name="Strong_20_Emphasis"><text:span text:style-name="T16">to</text:span></text:span><text:span text:style-name="T16"> M-1 <text:s text:c="2"/>// parallel<text:line-break/>2. <text:s text:c="2"/></text:span><text:span text:style-name="Strong_20_Emphasis"><text:span text:style-name="T16">for</text:span></text:span><text:span text:style-name="T16"> j </text:span><text:span text:style-name="Strong_20_Emphasis"><text:span text:style-name="T16">from</text:span></text:span><text:span text:style-name="T16"> 0 </text:span><text:span text:style-name="Strong_20_Emphasis"><text:span text:style-name="T16">to</text:span></text:span><text:span text:style-name="T16"> N-1 // parallel<text:line-break/>3. <text:s text:c="4"/>B[j, i] = A[i, j]</text:span><text:line-break/></text:p>
      <text:p text:style-name="Text_20_body"><text:span text:style-name="Strong_20_Emphasis">Task 1.a</text:span><text:span text:style-name="Strong_20_Emphasis"><text:span text:style-name="T15">)</text:span></text:span> Implement a sequential version of transpose that runs <text:span text:style-name="T15">on</text:span> the CPU, <text:span text:style-name="T15">i.e., create a matrix filled with random floats and re-write the pseudo-code above in C.</text:span></text:p>
      <text:p text:style-name="P5"><text:span text:style-name="Strong_20_Emphasis">Task 1.b) Bonus: <text:s/></text:span><text:span text:style-name="Strong_20_Emphasis"><text:span text:style-name="T7">write an OpenMP version of the program that executes the outer loop (of count M) in parallel. You will have to compile this version with </text:span></text:span><text:span text:style-name="Strong_20_Emphasis"><text:span text:style-name="T24">gcc -fopenmp</text:span></text:span><text:span text:style-name="Strong_20_Emphasis"><text:span text:style-name="T7"> rather than with </text:span></text:span><text:span text:style-name="Strong_20_Emphasis"><text:span text:style-name="T24">nvcc.</text:span></text:span></text:p>
      <text:p text:style-name="P6"><text:span text:style-name="Strong_20_Emphasis">Task 1.</text:span><text:span text:style-name="Strong_20_Emphasis"><text:span text:style-name="T27">c)</text:span></text:span> <text:s/>Implement a “naive” transpose in CUDA, <text:span text:style-name="T15">i.e., write a two-dimensional CUDA kernel that exploits both N and M dimensions of parallelism and which performs the transposition much in the way shown in the pseudo-code.</text:span></text:p>
      <text:p text:style-name="Text_20_body"><text:span text:style-name="Strong_20_Emphasis">Task 1.</text:span><text:span text:style-name="Strong_20_Emphasis"><text:span text:style-name="T23">d)</text:span></text:span> Implement a <text:span text:style-name="T15">CUDA optimized </text:span>transpos<text:span text:style-name="T15">ition that</text:span> us<text:span text:style-name="T15">es</text:span> tiling in shared memory <text:span text:style-name="T15">in order to achieve memory-coalesced accesses for both the reads from the input array A and for the writes to the result array B.</text:span></text:p>
      <text:p text:style-name="P5"/>
      <text:p text:style-name="P8"/>
      <text:p text:style-name="P8"/>
      <text:p text:style-name="P8"/>
      <text:p text:style-name="P8"/>
      <text:p text:style-name="P8"><text:soft-page-break/><text:span text:style-name="Strong_20_Emphasis">Task 2</text:span><text:span text:style-name="Strong_20_Emphasis"><text:span text:style-name="T27">)</text:span></text:span> <text:span text:style-name="T2">This task </text:span><text:span text:style-name="Emphasis"><text:span text:style-name="T1">aim</text:span></text:span><text:span text:style-name="Emphasis"><text:span text:style-name="T2">s</text:span></text:span><text:span text:style-name="Emphasis"><text:span text:style-name="T1"> to demonstrate the usefulness of matrix transposition. <text:line-break/></text:span></text:span><text:span text:style-name="T27">Assume that both </text:span>A and B are matri<text:span text:style-name="T27">c</text:span>es with N rows and 64 columns. <text:span text:style-name="T27">Consider the pseudo-code below: </text:span></text:p>
      <text:p text:style-name="P9"><text:span text:style-name="T17"><text:line-break/></text:span><text:span text:style-name="T16">1. </text:span><text:span text:style-name="Strong_20_Emphasis"><text:span text:style-name="T16">for</text:span></text:span><text:span text:style-name="T16"> i </text:span><text:span text:style-name="Strong_20_Emphasis"><text:span text:style-name="T16">from</text:span></text:span><text:span text:style-name="T16"> 0 </text:span><text:span text:style-name="Strong_20_Emphasis"><text:span text:style-name="T16">to</text:span></text:span><text:span text:style-name="T16"> N-1 <text:s text:c="8"/>// </text:span><text:span text:style-name="T17">outer loop</text:span><text:span text:style-name="T16"><text:line-break/>2. <text:s text:c="2"/></text:span><text:span text:style-name="T18">accum</text:span><text:span text:style-name="T16"> = A[i,0] * A[i,0];<text:line-break/>3. <text:s text:c="2"/>B[i,0] = </text:span><text:span text:style-name="T18">accum</text:span><text:span text:style-name="T16">;<text:line-break/>4. <text:s text:c="2"/></text:span><text:span text:style-name="Strong_20_Emphasis"><text:span text:style-name="T16">for</text:span></text:span><text:span text:style-name="T16"> j </text:span><text:span text:style-name="Strong_20_Emphasis"><text:span text:style-name="T16">from</text:span></text:span><text:span text:style-name="T16"> 1 </text:span><text:span text:style-name="Strong_20_Emphasis"><text:span text:style-name="T16">to</text:span></text:span><text:span text:style-name="T16"> 63 <text:s text:c="7"/>// </text:span><text:span text:style-name="T17">inner loop</text:span><text:span text:style-name="T16"><text:line-break/>5. <text:s text:c="4"/>tmpA <text:s text:c="2"/>= A[i, j];</text:span><text:line-break/><text:span text:style-name="T16">6. <text:s text:c="4"/>accum <text:s/>= sqrt(</text:span><text:span text:style-name="T18">accum</text:span><text:span text:style-name="T16">) + tmpA*tmpA;<text:line-break/>7. <text:s text:c="4"/>B[i,j] = accum;</text:span></text:p>
      <text:p text:style-name="P8"/>
      <text:p text:style-name="P8"><text:span text:style-name="Strong_20_Emphasis">Task </text:span><text:span text:style-name="Strong_20_Emphasis"><text:span text:style-name="T15">2</text:span></text:span><text:span text:style-name="Strong_20_Emphasis">.a</text:span><text:span text:style-name="Strong_20_Emphasis"><text:span text:style-name="T15">) </text:span></text:span><text:span text:style-name="Strong_20_Emphasis"><text:span text:style-name="T8">Reason about the loop-level parallelism of the code above </text:span></text:span><text:span text:style-name="Strong_20_Emphasis"><text:span text:style-name="T13">and </text:span></text:span><text:span text:style-name="Strong_20_Emphasis"><text:span text:style-name="T6">answer on a piece of paper:</text:span></text:span></text:p>
      <text:list xml:id="list5474469142950422199" text:style-name="L2">
        <text:list-item>
          <text:p text:style-name="P15"><text:span text:style-name="Strong_20_Emphasis"><text:span text:style-name="T9">Assume that </text:span></text:span><text:span text:style-name="Strong_20_Emphasis"><text:span text:style-name="T25">tmpA</text:span></text:span><text:span text:style-name="Strong_20_Emphasis"><text:span text:style-name="T9"> and </text:span></text:span><text:span text:style-name="Strong_20_Emphasis"><text:span text:style-name="T25">accum</text:span></text:span><text:span text:style-name="Strong_20_Emphasis"><text:span text:style-name="T9"> are declared (and initialized) before the loop.</text:span></text:span><text:span text:style-name="Strong_20_Emphasis"><text:span text:style-name="T19"> </text:span></text:span><text:span text:style-name="Strong_20_Emphasis"><text:span text:style-name="T8">Why is the outer loop not parallel? What technique can be used to make it parallel? Re-write the code such that the outer loop is parallel, i.e., no loop-carried dependencies exist.</text:span></text:span></text:p>
        </text:list-item>
        <text:list-item>
          <text:p text:style-name="P15"><text:span text:style-name="Strong_20_Emphasis"><text:span text:style-name="T8">Is the inner loop parallel? Explain why </text:span></text:span><text:span text:style-name="Strong_20_Emphasis"><text:span text:style-name="T9">or why not</text:span></text:span><text:span text:style-name="Strong_20_Emphasis"><text:span text:style-name="T8">. </text:span></text:span></text:p>
        </text:list-item>
        <text:list-item>
          <text:p text:style-name="P15"><text:span text:style-name="Strong_20_Emphasis"><text:span text:style-name="T9">Can the inner loop be re-written as a composition of parallel operators? Explain why.</text:span></text:span></text:p>
        </text:list-item>
        <text:list-item>
          <text:p text:style-name="P15"><text:span text:style-name="Strong_20_Emphasis"><text:span text:style-name="T9">If line </text:span></text:span><text:span text:style-name="Strong_20_Emphasis"><text:span text:style-name="T25">6</text:span></text:span><text:span text:style-name="Strong_20_Emphasis"><text:span text:style-name="T9"> is re-written as </text:span></text:span><text:span text:style-name="Strong_20_Emphasis"><text:span text:style-name="T25">accum = accum + tmpA*tmpA,</text:span></text:span><text:span text:style-name="Strong_20_Emphasis"><text:span text:style-name="T9"> would it be possible now to re-write the inner loop as a composition of bulk operators? </text:span></text:span><text:span text:style-name="Strong_20_Emphasis"><text:span text:style-name="T8"><text:s/></text:span></text:span></text:p>
        </text:list-item>
      </text:list>
      <text:p text:style-name="P10"><text:span text:style-name="Strong_20_Emphasis"><text:span text:style-name="T23">Task 2.b) Bonus: <text:s/></text:span></text:span><text:span text:style-name="Strong_20_Emphasis"><text:span text:style-name="T10">write an OpenMP version of the program that executes the outer loop (of count </text:span></text:span><text:span text:style-name="Strong_20_Emphasis"><text:span text:style-name="T11">N</text:span></text:span><text:span text:style-name="Strong_20_Emphasis"><text:span text:style-name="T10">) in parallel. You will have to compile this version with </text:span></text:span><text:span text:style-name="Strong_20_Emphasis"><text:span text:style-name="T26">gcc -fopenmp</text:span></text:span><text:span text:style-name="Strong_20_Emphasis"><text:span text:style-name="T10"> rather than with </text:span></text:span><text:span text:style-name="Strong_20_Emphasis"><text:span text:style-name="T26">nvcc.</text:span></text:span></text:p>
      <text:p text:style-name="P9"><text:span text:style-name="Strong_20_Emphasis">Task </text:span><text:span text:style-name="Strong_20_Emphasis"><text:span text:style-name="T15">2</text:span></text:span><text:span text:style-name="Strong_20_Emphasis">.</text:span><text:span text:style-name="Strong_20_Emphasis"><text:span text:style-name="T30">c) </text:span></text:span><text:span text:style-name="Strong_20_Emphasis"><text:span text:style-name="T9">Implement quickly a straightforward CUDA version of the program above, in which the first loop of index </text:span></text:span><text:span text:style-name="Strong_20_Emphasis"><text:span text:style-name="T25">i</text:span></text:span><text:span text:style-name="Strong_20_Emphasis"><text:span text:style-name="T9"> and count </text:span></text:span><text:span text:style-name="Strong_20_Emphasis"><text:span text:style-name="T25">N</text:span></text:span><text:span text:style-name="Strong_20_Emphasis"><text:span text:style-name="T9"> is executed in parallel, i.e., corresponds to a one-dimensional CUDA kernel, and the second one is executed sequentially </text:span></text:span><text:span text:style-name="Strong_20_Emphasis"><text:span text:style-name="T13">by each core</text:span></text:span><text:span text:style-name="Strong_20_Emphasis"><text:span text:style-name="T9">, i.e., it is part of the kernel code. </text:span></text:span></text:p>
      <text:p text:style-name="P9"><text:span text:style-name="Strong_20_Emphasis"><text:span text:style-name="T28">Task 2.d) R</text:span></text:span><text:span text:style-name="Strong_20_Emphasis">ewrite quickly</text:span> the CUDA program <text:span text:style-name="T28">such that all accesses to global memory are coalesced, i.e., the new program reads from</text:span> the transpose of A, <text:span text:style-name="T28">and</text:span> compute<text:span text:style-name="T28">s</text:span> the transpose of B:</text:p>
      <text:list xml:id="list2377760432438191378" text:style-name="L3">
        <text:list-item>
          <text:p text:style-name="P16">transpose A in A', <text:span text:style-name="T28">using the optimized CUDA implementation of Task I.1.</text:span></text:p>
        </text:list-item>
        <text:list-item>
          <text:p text:style-name="P16"><text:span text:style-name="T28">write a CUDA kernel that implements a modified version of the pseudo-code above that uses A' instead of A and </text:span>compute<text:span text:style-name="T28">s</text:span> B' <text:span text:style-name="T28">(</text:span>the transpose of B<text:span text:style-name="T28">)</text:span>, <text:span text:style-name="T28">instead of B.</text:span> </text:p>
        </text:list-item>
        <text:list-item>
          <text:p text:style-name="P16">finally, <text:span text:style-name="T28">after the execution of the CUDA kernel,</text:span> transpose B' to obtain the original result <text:span text:style-name="T28">B</text:span>.</text:p>
          <text:p text:style-name="P18">The modified program (<text:span text:style-name="T29">CUDA </text:span>transpositions included) has about two times the number of global memory accesses of the original program. <text:span text:style-name="Emphasis"><text:span text:style-name="Strong_20_Emphasis">Does it run faster or slower than the original, and by how much (for a suitably large N)?</text:span></text:span></text:p>
        </text:list-item>
      </text:list>
      <text:p text:style-name="P11"/>
      <text:p text:style-name="P11"><text:soft-page-break/><text:span text:style-name="Strong_20_Emphasis"><text:span text:style-name="T14">Task 3) Refers to dense matrix-matrix multiplication (see lecture notes); see pseudo-code below that assumes that matrices A, B and C have sizes MxU, UxN and MxN respectively:</text:span></text:span></text:p>
      <text:p text:style-name="P13"><text:span text:style-name="T16">1. </text:span><text:span text:style-name="Strong_20_Emphasis"><text:span text:style-name="T16">for</text:span></text:span><text:span text:style-name="T16"> i </text:span><text:span text:style-name="Strong_20_Emphasis"><text:span text:style-name="T16">from</text:span></text:span><text:span text:style-name="T16"> 0 </text:span><text:span text:style-name="Strong_20_Emphasis"><text:span text:style-name="T16">to</text:span></text:span><text:span text:style-name="T16"> </text:span><text:span text:style-name="T20">M-1</text:span><text:span text:style-name="T16"> <text:s text:c="6"/>// </text:span><text:span text:style-name="T20">first </text:span><text:span text:style-name="T17">outer </text:span><text:span text:style-name="T20">parallel </text:span><text:span text:style-name="T17">loop</text:span><text:span text:style-name="T16"><text:line-break/></text:span><text:span text:style-name="T22">2</text:span><text:span text:style-name="T16">. <text:s text:c="2"/></text:span><text:span text:style-name="Strong_20_Emphasis"><text:span text:style-name="T16">for</text:span></text:span><text:span text:style-name="T16"> j </text:span><text:span text:style-name="Strong_20_Emphasis"><text:span text:style-name="T16">from</text:span></text:span><text:span text:style-name="T16"> </text:span><text:span text:style-name="T20">0</text:span><text:span text:style-name="T16"> </text:span><text:span text:style-name="Strong_20_Emphasis"><text:span text:style-name="T16">to</text:span></text:span><text:span text:style-name="T16"> </text:span><text:span text:style-name="T20">N-1</text:span><text:span text:style-name="T16"> <text:s text:c="4"/>// </text:span><text:span text:style-name="T20">second outer</text:span><text:span text:style-name="T17"> </text:span><text:span text:style-name="T20">parallel </text:span><text:span text:style-name="T17">loop<text:line-break/></text:span><text:span text:style-name="T22">3</text:span><text:span text:style-name="T17">. <text:s text:c="4"/></text:span><text:span text:style-name="T21">float</text:span><text:span text:style-name="T20"> tmp = 0.0</text:span><text:span text:style-name="T17">;</text:span><text:span text:style-name="T16"><text:line-break/></text:span><text:span text:style-name="T22">4</text:span><text:span text:style-name="T16">. <text:s text:c="4"/></text:span><text:span text:style-name="T21">for</text:span><text:span text:style-name="T20"> k </text:span><text:span text:style-name="T21">from</text:span><text:span text:style-name="T20"> 0 </text:span><text:span text:style-name="T21">to</text:span><text:span text:style-name="T20"> U-1 <text:s text:c="2"/>// innermost loop executes sequentially</text:span><text:line-break/><text:span text:style-name="T36">5</text:span><text:span text:style-name="T16">. <text:s text:c="6"/></text:span><text:span text:style-name="T20">tmp</text:span><text:span text:style-name="T16"> = </text:span><text:span text:style-name="T20">tmp + A[i,k]*B[k,j];</text:span><text:span text:style-name="T16"><text:line-break/></text:span><text:span text:style-name="T22">6</text:span><text:span text:style-name="T16">. <text:s text:c="4"/></text:span><text:span text:style-name="T20">C</text:span><text:span text:style-name="T16">[i,j] = </text:span><text:span text:style-name="T20">tmp;</text:span></text:p>
      <text:p text:style-name="P1"><text:span text:style-name="Strong_20_Emphasis"><text:span text:style-name="T31"><text:s/></text:span></text:span><text:span text:style-name="Strong_20_Emphasis"><text:line-break/>Task </text:span><text:span text:style-name="Strong_20_Emphasis"><text:span text:style-name="T31">3.a)</text:span></text:span> <text:span text:style-name="T31">Implement a sequential version of the pseudo-code above.</text:span></text:p>
      <text:p text:style-name="P1"><text:span text:style-name="Strong_20_Emphasis"><text:span text:style-name="T23">Task 2.b) Bonus: <text:s/></text:span></text:span><text:span text:style-name="Strong_20_Emphasis"><text:span text:style-name="T10">write an OpenMP version of the program that executes the outer loop (of count </text:span></text:span><text:span text:style-name="Strong_20_Emphasis"><text:span text:style-name="T12">M</text:span></text:span><text:span text:style-name="Strong_20_Emphasis"><text:span text:style-name="T10">) in parallel. You will have to compile this version with </text:span></text:span><text:span text:style-name="Strong_20_Emphasis"><text:span text:style-name="T26">gcc -fopenmp</text:span></text:span><text:span text:style-name="Strong_20_Emphasis"><text:span text:style-name="T10"> rather than with </text:span></text:span><text:span text:style-name="Strong_20_Emphasis"><text:span text:style-name="T26">nvcc.</text:span></text:span></text:p>
      <text:p text:style-name="P2"><text:span text:style-name="Strong_20_Emphasis">Task </text:span><text:span text:style-name="Strong_20_Emphasis"><text:span text:style-name="T31">3.c)</text:span></text:span> <text:span text:style-name="T31">Implement a naïve CUDA version that straightforwardly implements the pseudo-code above. (Uses a two-dimensional kernel/grid corresponding to the two parallel outer loops.)</text:span></text:p>
      <text:p text:style-name="P2"><text:span text:style-name="T32">Task 3.d)</text:span><text:span text:style-name="T31"> Implement a CUDA optimized version that uses tiling in shared memory in order to reduce the number of global-memory accesses by a factor of TILE-size – see lecture notes. (Uses a two-dimensional kernel/grid corresponding to the two parallel outer loops.)</text:span></text:p>
      <text:p text:style-name="P12">Measure and compare the various run<text:span text:style-name="T34">ning </text:span>times. How many GFlops does the naïve and optimize<text:span text:style-name="T35">d</text:span> CUDA versions achiev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1:46:58.517080711</meta:creation-date>
    <dc:date>2017-09-27T17:24:10.996283872</dc:date>
    <meta:editing-duration>PT2H28M19S</meta:editing-duration>
    <meta:editing-cycles>14</meta:editing-cycles>
    <meta:generator>LibreOffice/5.1.6.2$Linux_X86_64 LibreOffice_project/10m0$Build-2</meta:generator>
    <meta:document-statistic meta:table-count="0" meta:image-count="0" meta:object-count="0" meta:page-count="3" meta:paragraph-count="30" meta:word-count="917" meta:character-count="5341" meta:non-whitespace-character-count="4368"/>
  </office:meta>
</office:document-meta>
</file>